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198in" fo:orphans="2" fo:widows="2"/>
    </style:style>
    <style:style style:name="P2" style:family="paragraph" style:parent-style-name="List_20_Contents">
      <style:paragraph-properties style:line-height-at-least="0.198in" fo:orphans="2" fo:widows="2"/>
      <style:text-properties fo:font-variant="normal" fo:text-transform="none" fo:color="#000000" style:font-name="sans-serif" fo:font-size="9.75pt" fo:letter-spacing="normal" fo:font-style="normal" fo:font-weight="normal"/>
    </style:style>
    <style:style style:name="P3" style:family="paragraph" style:parent-style-name="List_20_Contents">
      <style:paragraph-properties fo:margin-top="0in" fo:margin-bottom="0.1965in" style:line-height-at-least="0.198in" fo:orphans="2" fo:widows="2"/>
      <style:text-properties fo:font-variant="normal" fo:text-transform="none" fo:color="#000000" style:font-name="sans-serif" fo:font-size="9.75pt" fo:letter-spacing="normal" fo:font-style="normal" fo:font-weight="normal"/>
    </style:style>
    <style:style style:name="P4" style:family="paragraph" style:parent-style-name="Heading_20_1">
      <style:paragraph-properties fo:text-align="center" style:justify-single-word="false"/>
      <style:text-properties fo:font-variant="normal" fo:text-transform="none" fo:color="#000000" style:font-name="sans-serif" fo:font-size="18pt" fo:letter-spacing="normal" fo:font-style="normal" fo:font-weight="normal"/>
    </style:style>
    <style:style style:name="P5" style:family="paragraph" style:parent-style-name="Text_20_body">
      <style:paragraph-properties style:line-height-at-least="0.198in" fo:orphans="2" fo:widows="2"/>
    </style:style>
    <style:style style:name="P6" style:family="paragraph" style:parent-style-name="Text_20_body" style:list-style-name="L3">
      <style:paragraph-properties style:line-height-at-least="0.198in" fo:orphans="2" fo:widows="2"/>
    </style:style>
    <style:style style:name="P7" style:family="paragraph" style:parent-style-name="Text_20_body" style:list-style-name="L4">
      <style:paragraph-properties style:line-height-at-least="0.198in" fo:orphans="2" fo:widows="2"/>
    </style:style>
    <style:style style:name="P8" style:family="paragraph" style:parent-style-name="Text_20_body" style:list-style-name="L5"/>
    <style:style style:name="P9" style:family="paragraph" style:parent-style-name="Text_20_body" style:list-style-name="L1">
      <style:paragraph-properties fo:margin-left="0in" fo:margin-right="0in" fo:margin-top="0in" fo:margin-bottom="0in" style:line-height-at-least="0.198in" fo:orphans="2" fo:widows="2" fo:text-indent="0in" style:auto-text-indent="false" fo:padding="0in" fo:border="none"/>
      <style:text-properties fo:font-variant="normal" fo:text-transform="none" fo:color="#000000" style:font-name="sans-serif" fo:font-size="9.75pt" fo:letter-spacing="normal" fo:font-style="normal" fo:font-weight="normal"/>
    </style:style>
    <style:style style:name="P10" style:family="paragraph" style:parent-style-name="Text_20_body" style:list-style-name="L2">
      <style:paragraph-properties fo:margin-left="0in" fo:margin-right="0in" fo:margin-top="0in" fo:margin-bottom="0in" style:line-height-at-least="0.198in" fo:orphans="2" fo:widows="2" fo:text-indent="0in" style:auto-text-indent="false" fo:padding="0in" fo:border="none"/>
      <style:text-properties fo:font-variant="normal" fo:text-transform="none" fo:color="#000000" style:font-name="sans-serif" fo:font-size="9.75pt" fo:letter-spacing="normal" fo:font-style="normal" fo:font-weight="normal"/>
    </style:style>
    <style:style style:name="P11" style:family="paragraph" style:parent-style-name="Text_20_body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000000" style:font-name="sans-serif" fo:font-size="9.75pt" fo:letter-spacing="normal" fo:font-style="normal" fo:font-weight="normal"/>
    </style:style>
    <style:style style:name="P12" style:family="paragraph" style:parent-style-name="Text_20_body" style:list-style-name="L1">
      <style:paragraph-properties fo:margin-top="0in" fo:margin-bottom="0in" style:line-height-at-least="0.198in" fo:orphans="2" fo:widows="2" fo:padding="0in" fo:border="none"/>
      <style:text-properties fo:font-variant="normal" fo:text-transform="none" fo:color="#000000" style:font-name="sans-serif" fo:font-size="9.7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sans-serif" fo:font-size="12pt" fo:letter-spacing="normal" fo:font-style="normal" fo:font-weight="bold" style:font-size-asian="12pt" style:font-weight-asian="bold" style:font-size-complex="12pt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bookmark text:name="firstHeading"/>CharDisplayStatus</text:h>
      <text:section text:style-name="Sect1" text:name="bodyContent">
        <text:p text:style-name="P1"/>
        <text:p text:style-name="P11">When a character's status is about to be displayed, we call <text:s/>Special Ability scripts named <text:span text:style-name="T1">CharDisplayStatus</text:span>. These scripts can provide text to be printed. <text:s/>There are two circumstances:</text:p>
        <text:list xml:id="list28501961" text:style-name="L3">
          <text:list-item>
            <text:p text:style-name="P6"><text:span text:style-name="T2">During Combat when a combatant is highlighted as the active combatant or the target of some action. <text:s/>Only a 'description' of the status is printed.</text:span></text:p>
          </text:list-item>
          <text:list-item>
            <text:p text:style-name="P6"><text:span text:style-name="T2">In the Character 'View/Display' page. <text:s/>A 'level' and 'description' are printed.</text:span></text:p>
          </text:list-item>
        </text:list>
        <text:p text:style-name="P1"><text:span text:style-name="T2"/></text:p>
        <text:p text:style-name="P1"><text:span text:style-name="T2">When the scripts are executed, hookParameter[5 ] is set to either “COMBAT” or “DISPLAY” so that the script may provide different status information in the two cases. <text:s/>Scripts should not modify hookParameter[5] because, if there are multiple scripts to be processed, the modified value will be received by subsequent scripts.</text:span></text:p>
        <text:p text:style-name="P1"><text:span text:style-name="T2">There are two places that we search for these scripts:</text:span></text:p>
        <text:list xml:id="list28526310" text:style-name="L4">
          <text:list-item>
            <text:p text:style-name="P7"><text:span text:style-name="T2">Each character has a list of active spell effects. <text:s/>This list is built by the engine and contains an entry for each spell cast on the character that has a duration and which has not expired. <text:s/>The default text includes the 'level' of the spell and the name of the spell.</text:span></text:p>
          </text:list-item>
          <text:list-item>
            <text:p text:style-name="P7"><text:span text:style-name="T2">In each Character's (and, in the case of combat, in each combatant's) list of Special Abilities. <text:s/>Only a description can be provided. <text:s/>No 'level' information is printed.</text:span></text:p>
          </text:list-item>
        </text:list>
        <text:p text:style-name="P1"><text:span text:style-name="T2">The list of active spell effects is processed first, followed by the Special Abilities attached to the character/combatant. <text:s/>Below is an explanation of how the scripts are processed in each of these two cases.</text:span></text:p>
        <text:p text:style-name="Heading"><text:span text:style-name="T3">Active Spell Effects</text:span></text:p>
        <text:p text:style-name="Text_20_body">Each active spell effect is processed as follows:</text:p>
        <text:list xml:id="list29355191" text:style-name="L5">
          <text:list-item>
            <text:p text:style-name="P8">The Special Abilities attached to the spell are searched for scripts named 'CharDisplayStatus'. <text:s/></text:p>
          </text:list-item>
          <text:list-item>
            <text:p text:style-name="P8">Each script is executed.</text:p>
          </text:list-item>
          <text:list-item>
            <text:p text:style-name="P8">For each script that returns a non-empty string, a status line will be printed using hookParameter[6] and hookParameter[7] as the 'level' and 'description' of the status. <text:s/>If both parameters are empty, then no line will be printed.</text:p>
          </text:list-item>
          <text:list-item>
            <text:p text:style-name="P8">If no scripts exist, or if all scripts return an empty string, then a status line will be printed using the level and the name of the spell.</text:p>
          </text:list-item>
          <text:list-item>
            <text:p text:style-name="P8">Therefore, to suppress the printing completely, a script should return a non-empty string after setting hookParameter[6] and [7] to empty strings.</text:p>
          </text:list-item>
          <text:list-item>
            <text:p text:style-name="P8">To print an empty line, a script should return a non-empty string and set hookParameter[7] to a string of one or more blanks.</text:p>
          </text:list-item>
        </text:list>
        <text:p text:style-name="Heading">Character's (and Combatant's) Special Abilities</text:p>
        <text:p text:style-name="P1"><text:span text:style-name="T2">The Special Abilities are searched for scripts named 'CharDisplayStatus'. <text:s/>Scripts attached to the character are run before scripts attached to the combatant. For each script that returns a non-empty string, a status line is printed using hookParameter[6] as the 'level' and hookParameter[7] as the 'description'. <text:s/>If, for example, there are two such </text:span><text:soft-page-break/><text:span text:style-name="T2">scripts and the first returns “gtfr” with hookParameter[7] = “Stoned” and the second returns “8765.” with hookParameter[7] = “Sleeping, then the following status lines will be displayed:</text:span></text:p>
        <text:p text:style-name="P2">Stoned</text:p>
        <text:p text:style-name="P3">Sleeping</text:p>
        <text:p text:style-name="Heading"><text:bookmark text:name="Context"/>Context</text:p>
        <text:list xml:id="list28499352" text:style-name="L1">
          <text:list-item>
            <text:p text:style-name="P9">Character</text:p>
          </text:list-item>
          <text:list-item>
            <text:p text:style-name="P12">Combatant (only in the combat case, of course)</text:p>
          </text:list-item>
          <text:list-item>
            <text:p text:style-name="P12">Spell (only in the case of Active Spell Effect, of course)</text:p>
          </text:list-item>
        </text:list>
        <text:p text:style-name="Heading"><text:bookmark text:name="Parameters"/>Parameters</text:p>
        <text:list xml:id="list28486058" text:style-name="L2">
          <text:list-item>
            <text:p text:style-name="P10">hookParameter[5] equals either “COMBAT” or “DISPLAY”</text:p>
          </text:list-item>
          <text:list-item>
            <text:p text:style-name="P10">hookParameter[6] should be set to the 'level' to be displayed. <text:s/>See discussion above.</text:p>
          </text:list-item>
          <text:list-item>
            <text:p text:style-name="P10">HookParameter[7] should be set to the 'description' of the status. <text:s/>See discussion above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15T09:04:23.04</meta:creation-date>
    <meta:generator>OpenOffice.org/3.2$Win32 OpenOffice.org_project/320m18$Build-9502</meta:generator>
    <dc:date>2012-01-20T09:53:18.78</dc:date>
    <dc:creator>Paul Stevens</dc:creator>
    <meta:editing-duration>PT01H19M16S</meta:editing-duration>
    <meta:editing-cycles>4</meta:editing-cycles>
    <meta:document-statistic meta:table-count="0" meta:image-count="0" meta:object-count="0" meta:page-count="2" meta:paragraph-count="29" meta:word-count="538" meta:character-count="3259"/>
  </office:meta>
</office:document-meta>
</file>